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8000000FF8EFE9B864B348C79.png" manifest:media-type="image/png"/>
  <manifest:file-entry manifest:full-path="Pictures/10000201000000C2000000B5A760584ECF1A4138.png" manifest:media-type="image/png"/>
  <manifest:file-entry manifest:full-path="Pictures/100002010000029B0000006187D27D0882DC428C.png" manifest:media-type="image/png"/>
  <manifest:file-entry manifest:full-path="Pictures/100002010000032C000000593D77ED4C7991932B.png" manifest:media-type="image/png"/>
  <manifest:file-entry manifest:full-path="Pictures/10000201000003210000004B446BD142F977BBE9.png" manifest:media-type="image/png"/>
  <manifest:file-entry manifest:full-path="Pictures/10000201000003110000003E83C95ACAEEEE4F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22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-0.212cm, -0.11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1" text:anchor-type="paragraph" svg:x="-0.132cm" svg:y="1.88cm" svg:width="17cm" svg:height="1.591cm" draw:z-index="0"><draw:image xlink:href="Pictures/10000201000003210000004B446BD142F977BBE9.png" xlink:type="simple" xlink:show="embed" xlink:actuate="onLoad" loext:mime-type="image/png"/></draw:frame><draw:frame draw:style-name="fr2" draw:name="Image2" text:anchor-type="paragraph" svg:width="17cm" svg:height="1.342cm" draw:z-index="1"><draw:image xlink:href="Pictures/10000201000003110000003E83C95ACAEEEE4F4D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Image3" text:anchor-type="paragraph" svg:x="0cm" svg:y="0.291cm" svg:width="17cm" svg:height="1.685cm" draw:z-index="2"><draw:image xlink:href="Pictures/100002010000032C000000593D77ED4C7991932B.png" xlink:type="simple" xlink:show="embed" xlink:actuate="onLoad" loext:mime-type="image/png"/></draw:frame></text:p>
      <text:p text:style-name="Standard"><draw:frame draw:style-name="fr4" draw:name="Image4" text:anchor-type="paragraph" svg:x="0.132cm" svg:y="0.09cm" svg:width="17.205cm" svg:height="2.579cm" draw:z-index="3"><draw:image xlink:href="Pictures/100002010000029B0000006187D27D0882DC428C.png" xlink:type="simple" xlink:show="embed" xlink:actuate="onLoad" loext:mime-type="image/png"/></draw:frame></text:p>
      <text:p text:style-name="Standard"><draw:frame draw:style-name="fr1" draw:name="Image5" text:anchor-type="paragraph" svg:x="0.086cm" svg:y="0.169cm" svg:width="9.948cm" svg:height="6.747cm" draw:z-index="4"><draw:image xlink:href="Pictures/1000020100000178000000FF8EFE9B864B348C79.png" xlink:type="simple" xlink:show="embed" xlink:actuate="onLoad" loext:mime-type="image/png"/></draw:frame></text:p>
      <text:p text:style-name="Standard"><draw:frame draw:style-name="fr1" draw:name="Image6" text:anchor-type="paragraph" svg:x="11.384cm" svg:y="1.058cm" svg:width="5.133cm" svg:height="4.789cm" draw:z-index="5"><draw:image xlink:href="Pictures/10000201000000C2000000B5A760584ECF1A4138.png" xlink:type="simple" xlink:show="embed" xlink:actuate="onLoad" loext:mime-type="image/png"/></draw:frame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9:55:50.848598500</meta:creation-date>
    <dc:date>2020-11-11T14:22:14.777428448</dc:date>
    <meta:editing-duration>PT2H17M5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1" meta:paragraph-count="1" meta:word-count="0" meta:character-count="7" meta:non-whitespace-character-count="0"/>
  </office:meta>
</office:document-meta>
</file>